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470000002454F5D547A29B875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nB Office" svg:font-family="'UnB Offic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B Office1" svg:font-family="'UnB Office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officeooo:rsid="00168554" officeooo:paragraph-rsid="00168554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officeooo:rsid="001779c6" officeooo:paragraph-rsid="001779c6" style:font-size-asian="12pt" style:font-weight-asian="bold" style:font-size-complex="12pt" style:font-weight-complex="bold"/>
    </style:style>
    <style:style style:name="P4" style:family="paragraph" style:parent-style-name="Text_20_body">
      <loext:graphic-properties draw:fill="none" draw:fill-image-width="0cm" draw:fill-image-height="0cm"/>
      <style:paragraph-properties fo:margin-left="9.999cm" fo:margin-right="0cm" fo:margin-top="0cm" fo:margin-bottom="0.212cm" loext:contextual-spacing="false" fo:text-align="start" style:justify-single-word="false" fo:text-indent="0cm" style:auto-text-indent="false" fo:background-color="transparent" style:snap-to-layout-grid="true" style:writing-mode="page"/>
      <style:text-properties style:font-name="UnB Office1" fo:font-size="11pt" fo:font-style="normal" fo:font-weight="normal" officeooo:rsid="00215637" officeooo:paragraph-rsid="00215637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UnB Office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UnB Office1" fo:font-size="11pt" fo:font-style="normal" fo:font-weight="normal" officeooo:rsid="00215637" officeooo:paragraph-rsid="00215637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UnB Office1" fo:font-size="11pt" fo:font-style="normal" fo:font-weight="bold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ext_20_body" style:master-page-name="">
      <loext:graphic-properties draw:fill="none" draw:fill-image-width="0cm" draw:fill-image-height="0cm"/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 fo:background-color="transparent" style:snap-to-layout-grid="true" style:writing-mode="page"/>
      <style:text-properties style:font-name="UnB Office1" fo:font-size="11pt" fo:font-style="normal" fo:font-weight="normal" officeooo:rsid="0034fe47" officeooo:paragraph-rsid="0034fe47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 style:master-page-name="">
      <loext:graphic-properties draw:fill="none" draw:fill-image-width="0cm" draw:fill-image-height="0cm"/>
      <style:paragraph-properties fo:margin-left="2.3cm" fo:margin-right="0cm" fo:margin-top="0cm" fo:margin-bottom="0.212cm" loext:contextual-spacing="false" fo:text-align="center" style:justify-single-word="false" fo:text-indent="0cm" style:auto-text-indent="false" style:page-number="auto" fo:background-color="transparent" style:snap-to-layout-grid="true" style:writing-mode="page"/>
      <style:text-properties style:font-name="UnB Office1" fo:font-size="11pt" fo:font-weight="bold" officeooo:rsid="001779c6" officeooo:paragraph-rsid="001779c6" style:font-size-asian="11pt" style:font-weight-asian="bold" style:font-size-complex="11pt" style:font-weight-complex="bold"/>
    </style:style>
    <style:style style:name="P10" style:family="paragraph" style:parent-style-name="Text_20_body">
      <loext:graphic-properties draw:fill="none" draw:fill-image-width="0cm" draw:fill-image-height="0cm"/>
      <style:paragraph-properties fo:margin-left="2.3cm" fo:margin-right="0cm" fo:margin-top="0cm" fo:margin-bottom="0.212cm" loext:contextual-spacing="false" fo:text-align="center" style:justify-single-word="false" fo:text-indent="0cm" style:auto-text-indent="false" fo:background-color="transparent" style:snap-to-layout-grid="true" style:writing-mode="page"/>
      <style:text-properties style:font-name="UnB Office1" fo:font-size="11pt" fo:font-weight="bold" officeooo:rsid="001779c6" officeooo:paragraph-rsid="001779c6" style:font-size-asian="11pt" style:font-weight-asian="bold" style:font-size-complex="11pt" style:font-weight-complex="bold"/>
    </style:style>
    <style:style style:name="P11" style:family="paragraph" style:parent-style-name="Text_20_body">
      <loext:graphic-properties draw:fill="none" draw:fill-image-width="0cm" draw:fill-image-height="0cm"/>
      <style:paragraph-properties fo:margin-left="2.3cm" fo:margin-right="0cm" fo:margin-top="0cm" fo:margin-bottom="0.212cm" loext:contextual-spacing="false" fo:text-align="justify" style:justify-single-word="false" fo:text-indent="1.7cm" style:auto-text-indent="false" fo:background-color="transparent" style:snap-to-layout-grid="true" style:writing-mode="page"/>
      <style:text-properties style:font-name="UnB Office1" fo:font-size="11pt" fo:font-style="normal" fo:font-weight="normal" officeooo:rsid="0034fe47" officeooo:paragraph-rsid="0034fe47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ext_20_body">
      <loext:graphic-properties draw:fill="none" draw:fill-image-width="0cm" draw:fill-image-height="0cm"/>
      <style:paragraph-properties fo:margin-left="2.3cm" fo:margin-right="0cm" fo:margin-top="0cm" fo:margin-bottom="0.212cm" loext:contextual-spacing="false" fo:text-align="justify" style:justify-single-word="false" fo:text-indent="1.7cm" style:auto-text-indent="false" fo:background-color="transparent" style:snap-to-layout-grid="true" style:writing-mode="page"/>
      <style:text-properties style:font-name="UnB Office1" fo:font-size="11pt" fo:font-style="normal" fo:font-weight="normal" officeooo:rsid="00343bc3" officeooo:paragraph-rsid="0036d5f5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ext_20_body">
      <loext:graphic-properties draw:fill="none" draw:fill-image-width="0cm" draw:fill-image-height="0cm"/>
      <style:paragraph-properties fo:margin-left="2.3cm" fo:margin-right="0cm" fo:margin-top="0cm" fo:margin-bottom="0.212cm" loext:contextual-spacing="false" fo:text-align="justify" style:justify-single-word="false" fo:text-indent="1.7cm" style:auto-text-indent="false" fo:background-color="transparent" style:snap-to-layout-grid="true" style:writing-mode="page"/>
      <style:text-properties style:font-name="UnB Office1" fo:font-size="11pt" fo:font-style="normal" fo:font-weight="normal" officeooo:rsid="002d1f5b" officeooo:paragraph-rsid="003fcff9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ext_20_body">
      <loext:graphic-properties draw:fill="none" draw:fill-image-width="0cm" draw:fill-image-height="0cm"/>
      <style:paragraph-properties fo:margin-left="2.3cm" fo:margin-right="0cm" fo:margin-top="0cm" fo:margin-bottom="0.212cm" loext:contextual-spacing="false" fo:text-align="justify" style:justify-single-word="false" fo:text-indent="1.7cm" style:auto-text-indent="false" fo:background-color="transparent" style:snap-to-layout-grid="true" style:writing-mode="page"/>
      <style:text-properties style:font-name="UnB Office1" fo:font-size="11pt" fo:font-style="normal" fo:font-weight="normal" officeooo:rsid="003aedc8" officeooo:paragraph-rsid="003aedc8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ext_20_body">
      <loext:graphic-properties draw:fill="none" draw:fill-image-width="0cm" draw:fill-image-height="0cm"/>
      <style:paragraph-properties fo:margin-left="2.3cm" fo:margin-right="0cm" fo:margin-top="0cm" fo:margin-bottom="0.212cm" loext:contextual-spacing="false" fo:text-align="justify" style:justify-single-word="false" fo:text-indent="1.7cm" style:auto-text-indent="false" fo:background-color="transparent" style:snap-to-layout-grid="true" style:writing-mode="page"/>
      <style:text-properties style:font-name="UnB Office1" fo:font-size="11pt" fo:font-style="normal" fo:font-weight="normal" officeooo:rsid="004dd932" officeooo:paragraph-rsid="00516207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ext_20_body">
      <loext:graphic-properties draw:fill="none" draw:fill-image-width="0cm" draw:fill-image-height="0cm"/>
      <style:paragraph-properties fo:margin-left="2.3cm" fo:margin-right="0cm" fo:margin-top="0cm" fo:margin-bottom="0.212cm" loext:contextual-spacing="false" fo:text-align="justify" style:justify-single-word="false" fo:text-indent="1.7cm" style:auto-text-indent="false" fo:background-color="transparent" style:snap-to-layout-grid="true" style:writing-mode="page"/>
      <style:text-properties style:font-name="UnB Office1" fo:font-size="11pt" fo:font-style="normal" fo:font-weight="normal" officeooo:rsid="00531af3" officeooo:paragraph-rsid="00531af3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1779c6"/>
    </style:style>
    <style:style style:name="T2" style:family="text">
      <style:text-properties officeooo:rsid="002c6f61"/>
    </style:style>
    <style:style style:name="T3" style:family="text">
      <style:text-properties officeooo:rsid="002fd39a"/>
    </style:style>
    <style:style style:name="T4" style:family="text">
      <style:text-properties officeooo:rsid="00343bc3"/>
    </style:style>
    <style:style style:name="T5" style:family="text">
      <style:text-properties officeooo:rsid="0034fe47"/>
    </style:style>
    <style:style style:name="T6" style:family="text">
      <style:text-properties officeooo:rsid="0035e940"/>
    </style:style>
    <style:style style:name="T7" style:family="text">
      <style:text-properties officeooo:rsid="0036d5f5"/>
    </style:style>
    <style:style style:name="T8" style:family="text">
      <style:text-properties officeooo:rsid="00381b5e"/>
    </style:style>
    <style:style style:name="T9" style:family="text">
      <style:text-properties officeooo:rsid="003daa53"/>
    </style:style>
    <style:style style:name="T10" style:family="text">
      <style:text-properties officeooo:rsid="003e1be2"/>
    </style:style>
    <style:style style:name="T11" style:family="text">
      <style:text-properties officeooo:rsid="003fcff9"/>
    </style:style>
    <style:style style:name="T12" style:family="text">
      <style:text-properties officeooo:rsid="004fbbfc"/>
    </style:style>
    <style:style style:name="T13" style:family="text">
      <style:text-properties officeooo:rsid="00516207"/>
    </style:style>
    <style:style style:name="T14" style:family="text">
      <style:text-properties officeooo:rsid="00534410"/>
    </style:style>
    <style:style style:name="fr1" style:family="graphic" style:parent-style-name="Graphics">
      <style:graphic-properties style:run-through="foreground" style:wrap="right" style:number-wrapped-paragraphs="1" style:wrap-contour="false" style:horizontal-pos="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9"/>
      <text:p text:style-name="P10">Atividade 0<text:span text:style-name="T2">2</text:span></text:p>
      <text:p text:style-name="P5"/>
      <text:p text:style-name="P8"/>
      <text:p text:style-name="P11"><text:span text:style-name="T8">A</text:span> educação brasileira <text:span text:style-name="T6">adota os</text:span> mold<text:span text:style-name="T6">es</text:span> <text:span text:style-name="T6">d</text:span>e um processo de aprendizagem bancári<text:span text:style-name="T9">o</text:span>, onde o aprendiz recebe o<text:span text:style-name="T7">s ensinamentos</text:span> de uma maneira passiva <text:span text:style-name="T11">e</text:span> padronizada.</text:p>
      <text:p text:style-name="P11">Sem voz ativa, senso de <text:span text:style-name="T6">conquista ou apropriação do processo de aprendizado por parte do aluno, a escola torna-se um ambiente de desinteresse e desmotivação para as novas gerações.</text:span></text:p>
      <text:p text:style-name="P12">A personalização do ensino <text:span text:style-name="T5">surge como</text:span> uma <text:span text:style-name="T5">possibilidade</text:span> d<text:span text:style-name="T5">e aprimoramento da</text:span> educação <text:span text:style-name="T5">frente ao</text:span> processo de evolução do ser humano e das sociedades, decorrente d<text:span text:style-name="T5">a</text:span> <text:span text:style-name="T12">revolução</text:span> tecnológica <text:span text:style-name="T12">vivenciada entre os séculos XX e XXI</text:span>.</text:p>
      <text:p text:style-name="P13">A <text:span text:style-name="T4">educação, diante</text:span> <text:span text:style-name="T11">desses</text:span> novos desafios, <text:span text:style-name="T12">propicia</text:span>, <text:span text:style-name="T4">com uma metodologia de</text:span> <text:span text:style-name="T4">ensino adaptada aos interesses e afinidades do aluno, direcionada para o afloramento de seus talentos, o</text:span> desenvolvimento do aprendizado<text:span text:style-name="T3"> à pluralidade inerente ao ser humano.</text:span></text:p>
      <text:p text:style-name="P14"><text:span text:style-name="T10">A</text:span> valorização do aluno como indivíduo e ser social, <text:span text:style-name="T10">o incentivo à construção do seu próprio aprendizado de acordo com suas afinidades e o despertar do aluno sobre si mesmo, favorecem a formação do indivíduo consciente de suas potencialidades e responsável pela construção da sua formação educacional.</text:span></text:p>
      <text:p text:style-name="P15">Dentre algumas possibilidades decorrentes desse novo modelo de desenvolvimento <text:span text:style-name="T13">do ensino</text:span> estão a liberdade e autonomia de escolha do caminhos a ser<text:span text:style-name="T13">em</text:span> trilhado<text:span text:style-name="T13">s</text:span> em seu processo de aprendizado. <text:span text:style-name="T13">A colaboração e a ajuda mútua são também motivadores para atividades em conjunto.</text:span></text:p>
      <text:p text:style-name="P16">São obstáculos e desafios a essa perspectiva, às tendências do futuro e aos novos paradigmas da educação a própria sociedade, <text:s/>arraigada em uma consciência coletiva conservadora, relutante à própria progressão e evolução d<text:span text:style-name="T14">a</text:span> consciência a valores que já não fazem sentido em seu processo atual de evolu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nB Office" svg:font-family="'UnB Offic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B Office1" svg:font-family="'UnB Office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-image-width="0cm" draw:fill-image-height="0cm"/>
      <style:paragraph-properties fo:margin-top="0cm" fo:margin-bottom="0.212cm" loext:contextual-spacing="false" fo:text-align="end" style:justify-single-word="false" style:snap-to-layout-grid="true" style:writing-mode="pag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cm" fo:break-before="page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none"/>
    </style:style>
    <style:style style:name="MP1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style:font-size-asian="12pt" style:font-weight-asian="bold" style:font-size-complex="12pt" style:font-weight-complex="bold"/>
    </style:style>
    <style:style style:name="MP2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officeooo:rsid="00168554" officeooo:paragraph-rsid="00168554" style:font-size-asian="12pt" style:font-weight-asian="bold" style:font-size-complex="12pt" style:font-weight-complex="bold"/>
    </style:style>
    <style:style style:name="MP3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officeooo:rsid="001779c6" officeooo:paragraph-rsid="001779c6" style:font-size-asian="12pt" style:font-weight-asian="bold" style:font-size-complex="12pt" style:font-weight-complex="bold"/>
    </style:style>
    <style:style style:name="MP4" style:family="paragraph" style:parent-style-name="Text_20_body">
      <loext:graphic-properties draw:fill="none" draw:fill-image-width="0cm" draw:fill-image-height="0cm"/>
      <style:paragraph-properties fo:margin-left="9.999cm" fo:margin-right="0cm" fo:margin-top="0cm" fo:margin-bottom="0.212cm" loext:contextual-spacing="false" fo:text-align="start" style:justify-single-word="false" fo:text-indent="0cm" style:auto-text-indent="false" fo:background-color="transparent" style:snap-to-layout-grid="true" style:writing-mode="page"/>
      <style:text-properties style:font-name="UnB Office1" fo:font-size="11pt" fo:font-style="normal" fo:font-weight="normal" officeooo:rsid="00215637" officeooo:paragraph-rsid="00215637" style:font-size-asian="11pt" style:font-style-asian="normal" style:font-weight-asian="normal" style:font-size-complex="11pt" style:font-style-complex="normal" style:font-weight-complex="normal"/>
    </style:style>
    <style:style style:name="MP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UnB Office1" fo:font-size="11pt" fo:font-style="normal" fo:font-weight="normal" officeooo:rsid="00215637" officeooo:paragraph-rsid="00215637" style:font-size-asian="11pt" style:font-style-asian="normal" style:font-weight-asian="normal" style:font-size-complex="11pt" style:font-style-complex="normal" style:font-weight-complex="normal"/>
    </style:style>
    <style:style style:name="MT1" style:family="text">
      <style:text-properties officeooo:rsid="001779c6"/>
    </style:style>
    <style:style style:name="Mfr1" style:family="graphic" style:parent-style-name="Graphics">
      <style:graphic-properties style:run-through="foreground" style:wrap="right" style:number-wrapped-paragraphs="1" style:wrap-contour="false" style:horizontal-pos="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width="2.004cm" svg:height="1.016cm" draw:z-index="0"><draw:image xlink:href="Pictures/10000201000000470000002454F5D547A29B8756.png" xlink:type="simple" xlink:show="embed" xlink:actuate="onLoad"/></draw:frame>Universidade de Brasília</text:p>
        <text:p text:style-name="MP2">Faculdade de Educação</text:p>
        <text:p text:style-name="MP3">Departamento de Métodos e Técnicas</text:p>
        <text:p text:style-name="MP3">Educação a Distância</text:p>
        <text:p text:style-name="MP2">Prof<text:span text:style-name="MT1">essora</text:span> <text:span text:style-name="MT1">Leda Maria Rangearo Fiorentini</text:span></text:p>
      </style:header>
      <style:footer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MP4">Danilo Alves Xavier (11005969)</text:p>
            </table:table-cell>
          </table:table-row>
          <table:table-row>
            <table:table-cell table:style-name="Tabela1.A1" office:value-type="string">
              <text:p text:style-name="MP4">Licenciatura em Computação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6:37:54.328000000</meta:creation-date>
    <meta:editing-duration>PT12H31M7S</meta:editing-duration>
    <meta:editing-cycles>49</meta:editing-cycles>
    <meta:generator>LibreOffice/5.2.7.2$Linux_X86_64 LibreOffice_project/20m0$Build-2</meta:generator>
    <dc:date>2017-08-23T19:02:18.878572118</dc:date>
    <meta:document-statistic meta:table-count="1" meta:image-count="1" meta:object-count="0" meta:page-count="1" meta:paragraph-count="15" meta:word-count="286" meta:character-count="1890" meta:non-whitespace-character-count="1618"/>
  </office:meta>
</office:document-meta>
</file>